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Roboto" fo:font-weight="bold" style:font-weight-asian="bold" style:font-weight-complex="bold" fo:font-size="72pt" style:font-size-asian="72pt" style:font-size-complex="72pt"/>
    </style:style>
    <style:style style:name="P2" style:parent-style-name="Normal" style:family="paragraph">
      <style:text-properties style:font-name="Roboto" fo:font-weight="bold" style:font-weight-asian="bold" style:font-weight-complex="bold" fo:font-size="72pt" style:font-size-asian="72pt" style:font-size-complex="72pt"/>
    </style:style>
    <style:style style:name="P3" style:parent-style-name="Normal" style:family="paragraph">
      <style:text-properties style:font-name="Roboto" fo:font-weight="bold" style:font-weight-asian="bold" style:font-weight-complex="bold" fo:font-size="72pt" style:font-size-asian="72pt" style:font-size-complex="72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Roboto" fo:font-weight="bold" style:font-weight-asian="bold" style:font-weight-complex="bold" fo:font-size="48pt" style:font-size-asian="48pt" style:font-size-complex="48pt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TOP SECRE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zar Humeniuk</meta:initial-creator>
    <dc:creator>Nazar Humeniuk</dc:creator>
    <meta:creation-date>2025-11-06T11:04:00Z</meta:creation-date>
    <dc:date>2025-11-06T11:05:00Z</dc:date>
    <meta:template xlink:href="Normal" xlink:type="simple"/>
    <meta:editing-cycles>1</meta:editing-cycles>
    <meta:editing-duration>PT60S</meta:editing-duration>
    <meta:user-defined meta:name="MSIP_Label_8ada7a49-f11a-4f7d-9f0f-9d353b68a4b5_Enabled">true</meta:user-defined>
    <meta:user-defined meta:name="MSIP_Label_8ada7a49-f11a-4f7d-9f0f-9d353b68a4b5_SetDate">2025-11-06T11:05:23Z</meta:user-defined>
    <meta:user-defined meta:name="MSIP_Label_8ada7a49-f11a-4f7d-9f0f-9d353b68a4b5_Method">Standard</meta:user-defined>
    <meta:user-defined meta:name="MSIP_Label_8ada7a49-f11a-4f7d-9f0f-9d353b68a4b5_Name">Confidential</meta:user-defined>
    <meta:user-defined meta:name="MSIP_Label_8ada7a49-f11a-4f7d-9f0f-9d353b68a4b5_SiteId">412b6b7e-2fe4-4a5f-98a1-2b3ad03af1f8</meta:user-defined>
    <meta:user-defined meta:name="MSIP_Label_8ada7a49-f11a-4f7d-9f0f-9d353b68a4b5_ActionId">485290bb-d036-4131-84e1-e96d347b5cb3</meta:user-defined>
    <meta:user-defined meta:name="MSIP_Label_8ada7a49-f11a-4f7d-9f0f-9d353b68a4b5_ContentBits">0</meta:user-defined>
    <meta:user-defined meta:name="MSIP_Label_8ada7a49-f11a-4f7d-9f0f-9d353b68a4b5_Tag">10, 3, 0, 1</meta:user-defined>
    <meta:document-statistic meta:page-count="1" meta:paragraph-count="1" meta:word-count="2" meta:character-count="13" meta:row-count="12" meta:non-whitespace-character-count="12"/>
  </office:meta>
</office:document-meta>
</file>